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style:font-name="Liberation Serif1" style:font-name-asian="Droid Sans Fallback" style:font-name-complex="FreeSans"/>
    </style:style>
    <style:style style:name="ce15" style:family="table-cell" style:parent-style-name="Default">
      <style:table-cell-properties fo:border="0.06pt solid #000000"/>
      <style:text-properties style:font-name="Liberation Serif1"/>
    </style:style>
    <style:style style:name="ce1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60.16mm" svg:height="94.9mm" svg:x="363.91mm" svg:y="5.44mm">
            <loext:p draw:notify-on-update-of-ranges="Sheet1.H12:Sheet1.H12 Sheet1.H13:Sheet1.H19 Sheet1.I12:Sheet1.I12 Sheet1.I13:Sheet1.I19 Sheet1.J12:Sheet1.J12 Sheet1.J13:Sheet1.J19 Sheet1.K12:Sheet1.K12 Sheet1.K13:Sheet1.K19 Sheet1.L12:Sheet1.L12 Sheet1.L13:Sheet1.L19 Sheet1.M12:Sheet1.M12 Sheet1.M13:Sheet1.M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1" table:default-cell-style-name="ce1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8"/>
        <table:table-column table:style-name="co1" table:number-columns-repeated="2" table:default-cell-style-name="ce19"/>
        <table:table-column table:style-name="co1" table:default-cell-style-name="ce18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 table:style-name="Default"/>
          <table:table-cell/>
          <table:table-cell table:style-name="Default" table:number-columns-repeated="6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Bzip2 </text:p>
          </table:table-cell>
          <table:table-cell table:style-name="ce5" office:value-type="float" office:value="0.3232" calcext:value-type="float">
            <text:p>0,3232</text:p>
          </table:table-cell>
          <table:table-cell table:style-name="ce5" office:value-type="float" office:value="174.403133333" calcext:value-type="float">
            <text:p>174,403133333</text:p>
          </table:table-cell>
          <table:table-cell office:value-type="float" office:value="0.1079" calcext:value-type="float">
            <text:p>0,1079</text:p>
          </table:table-cell>
          <table:table-cell office:value-type="float" office:value="5.02133333333" calcext:value-type="float">
            <text:p>5,02133333333</text:p>
          </table:table-cell>
          <table:table-cell table:style-name="ce14" office:value-type="float" office:value="94.11" calcext:value-type="float">
            <text:p>94,11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5" office:value-type="float" office:value="93.7960666667" calcext:value-type="float">
            <text:p>93,7960666667</text:p>
          </table:table-cell>
          <table:table-cell office:value-type="float" office:value="15.4183666667" calcext:value-type="float">
            <text:p>15,4183666667</text:p>
          </table:table-cell>
          <table:table-cell office:value-type="float" office:value="12.3154" calcext:value-type="float">
            <text:p>12,3154</text:p>
          </table:table-cell>
          <table:table-cell table:style-name="ce14" office:value-type="float" office:value="91.13" calcext:value-type="float">
            <text:p>91,13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5" office:value-type="float" office:value="233.5144" calcext:value-type="float">
            <text:p>233,5144</text:p>
          </table:table-cell>
          <table:table-cell office:value-type="float" office:value="22.8662333333" calcext:value-type="float">
            <text:p>22,8662333333</text:p>
          </table:table-cell>
          <table:table-cell office:value-type="float" office:value="30.4872" calcext:value-type="float">
            <text:p>30,4872</text:p>
          </table:table-cell>
          <table:table-cell table:style-name="ce15" office:value-type="float" office:value="0.07" calcext:value-type="float">
            <text:p>0,07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5" office:value-type="float" office:value="228.145633333" calcext:value-type="float">
            <text:p>228,145633333</text:p>
          </table:table-cell>
          <table:table-cell office:value-type="float" office:value="21.8689" calcext:value-type="float">
            <text:p>21,8689</text:p>
          </table:table-cell>
          <table:table-cell office:value-type="float" office:value="29.5941" calcext:value-type="float">
            <text:p>29,5941</text:p>
          </table:table-cell>
          <table:table-cell table:style-name="ce14" office:value-type="float" office:value="0.12" calcext:value-type="float">
            <text:p>0,12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5" office:value-type="float" office:value="4.61773333333" calcext:value-type="float">
            <text:p>4,61773333333</text:p>
          </table:table-cell>
          <table:table-cell office:value-type="float" office:value="217.247666667" calcext:value-type="float">
            <text:p>217,247666667</text:p>
          </table:table-cell>
          <table:table-cell office:value-type="float" office:value="18.0741666667" calcext:value-type="float">
            <text:p>18,0741666667</text:p>
          </table:table-cell>
          <table:table-cell table:style-name="ce14" office:value-type="float" office:value="0.53" calcext:value-type="float">
            <text:p>0,53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Grep</text:p>
          </table:table-cell>
          <table:table-cell table:style-name="ce3" office:value-type="float" office:value="0.5298" calcext:value-type="float">
            <text:p>0,5298</text:p>
          </table:table-cell>
          <table:table-cell table:style-name="ce5" office:value-type="float" office:value="70.2134333333" calcext:value-type="float">
            <text:p>70,2134333333</text:p>
          </table:table-cell>
          <table:table-cell office:value-type="float" office:value="0.2412" calcext:value-type="float">
            <text:p>0,2412</text:p>
          </table:table-cell>
          <table:table-cell office:value-type="float" office:value="4.6108" calcext:value-type="float">
            <text:p>4,6108</text:p>
          </table:table-cell>
          <table:table-cell table:style-name="ce14" office:value-type="float" office:value="93.61" calcext:value-type="float">
            <text:p>93,61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5" office:value-type="float" office:value="233.9807" calcext:value-type="float">
            <text:p>233,9807</text:p>
          </table:table-cell>
          <table:table-cell office:value-type="float" office:value="0.254133333333" calcext:value-type="float">
            <text:p>0,254133333333</text:p>
          </table:table-cell>
          <table:table-cell office:value-type="float" office:value="4.24356666667" calcext:value-type="float">
            <text:p>4,24356666667</text:p>
          </table:table-cell>
          <table:table-cell table:style-name="ce14" office:value-type="float" office:value="94.27" calcext:value-type="float">
            <text:p>94,27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27533333333" calcext:value-type="float">
            <text:p>0,427533333333</text:p>
          </table:table-cell>
          <table:table-cell office:value-type="float" office:value="160.779" calcext:value-type="float">
            <text:p>160,779</text:p>
          </table:table-cell>
          <table:table-cell office:value-type="float" office:value="0.110366666667" calcext:value-type="float">
            <text:p>0,110366666667</text:p>
          </table:table-cell>
          <table:table-cell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3228135313521" calcext:value-type="float">
            <text:p>1,32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74.0942333333" calcext:value-type="float">
            <text:p>74,0942333333</text:p>
          </table:table-cell>
          <table:table-cell office:value-type="float" office:value="92.0872" calcext:value-type="float">
            <text:p>92,0872</text:p>
          </table:table-cell>
          <table:table-cell table:style-name="ce6" office:value-type="float" office:value="15.2145" calcext:value-type="float">
            <text:p>15,2145</text:p>
          </table:table-cell>
          <table:table-cell table:style-name="ce6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39.081666667" calcext:value-type="float">
            <text:p>139,081666667</text:p>
          </table:table-cell>
          <table:table-cell office:value-type="float" office:value="172.219066667" calcext:value-type="float">
            <text:p>172,219066667</text:p>
          </table:table-cell>
          <table:table-cell table:style-name="ce6" office:value-type="float" office:value="21.2627333333" calcext:value-type="float">
            <text:p>21,2627333333</text:p>
          </table:table-cell>
          <table:table-cell table:style-name="ce6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35.256666667" calcext:value-type="float">
            <text:p>135,256666667</text:p>
          </table:table-cell>
          <table:table-cell office:value-type="float" office:value="168.764333333" calcext:value-type="float">
            <text:p>168,764333333</text:p>
          </table:table-cell>
          <table:table-cell table:style-name="ce6" office:value-type="float" office:value="23.2767666667" calcext:value-type="float">
            <text:p>23,2767666667</text:p>
          </table:table-cell>
          <table:table-cell table:style-name="ce6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office:value-type="float" office:value="3.89063333333" calcext:value-type="float">
            <text:p>3,89063333333</text:p>
          </table:table-cell>
          <table:table-cell table:style-name="ce6" office:value-type="float" office:value="249.6884" calcext:value-type="float">
            <text:p>249,6884</text:p>
          </table:table-cell>
          <table:table-cell table:style-name="ce6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4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709633333333" calcext:value-type="float">
            <text:p>0,709633333333</text:p>
          </table:table-cell>
          <table:table-cell table:style-name="ce5" office:value-type="float" office:value="69.5351" calcext:value-type="float">
            <text:p>69,5351</text:p>
          </table:table-cell>
          <table:table-cell office:value-type="float" office:value="0.5322" calcext:value-type="float">
            <text:p>0,5322</text:p>
          </table:table-cell>
          <table:table-cell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1.3394362652567" calcext:value-type="float">
            <text:p>1,34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7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5" office:value-type="float" office:value="208.1628" calcext:value-type="float">
            <text:p>208,1628</text:p>
          </table:table-cell>
          <table:table-cell office:value-type="float" office:value="1.6702" calcext:value-type="float">
            <text:p>1,6702</text:p>
          </table:table-cell>
          <table:table-cell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17033333333" calcext:value-type="float">
            <text:p>0,317033333333</text:p>
          </table:table-cell>
          <table:table-cell office:value-type="float" office:value="147.9205" calcext:value-type="float">
            <text:p>147,9205</text:p>
          </table:table-cell>
          <table:table-cell office:value-type="float" office:value="0.1019" calcext:value-type="float">
            <text:p>0,1019</text:p>
          </table:table-cell>
          <table:table-cell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980919966995668" calcext:value-type="float">
            <text:p>0,98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68.1451333333" calcext:value-type="float">
            <text:p>68,1451333333</text:p>
          </table:table-cell>
          <table:table-cell office:value-type="float" office:value="85.3133666667" calcext:value-type="float">
            <text:p>85,3133666667</text:p>
          </table:table-cell>
          <table:table-cell table:style-name="ce6" office:value-type="float" office:value="17.7106" calcext:value-type="float">
            <text:p>17,7106</text:p>
          </table:table-cell>
          <table:table-cell table:style-name="ce6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2.502433333" calcext:value-type="float">
            <text:p>122,502433333</text:p>
          </table:table-cell>
          <table:table-cell office:value-type="float" office:value="151.5635" calcext:value-type="float">
            <text:p>151,5635</text:p>
          </table:table-cell>
          <table:table-cell table:style-name="ce6" office:value-type="float" office:value="26.5477333333" calcext:value-type="float">
            <text:p>26,5477333333</text:p>
          </table:table-cell>
          <table:table-cell table:style-name="ce6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2.9677" calcext:value-type="float">
            <text:p>122,9677</text:p>
          </table:table-cell>
          <table:table-cell office:value-type="float" office:value="152.785666667" calcext:value-type="float">
            <text:p>152,785666667</text:p>
          </table:table-cell>
          <table:table-cell table:style-name="ce6" office:value-type="float" office:value="27.2628" calcext:value-type="float">
            <text:p>27,2628</text:p>
          </table:table-cell>
          <table:table-cell table:style-name="ce6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office:value-type="float" office:value="1.86986666667" calcext:value-type="float">
            <text:p>1,86986666667</text:p>
          </table:table-cell>
          <table:table-cell table:style-name="ce6" office:value-type="float" office:value="274.599966667" calcext:value-type="float">
            <text:p>274,599966667</text:p>
          </table:table-cell>
          <table:table-cell table:style-name="ce6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8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610233333333" calcext:value-type="float">
            <text:p>0,610233333333</text:p>
          </table:table-cell>
          <table:table-cell table:style-name="ce5" office:value-type="float" office:value="67.0419333333" calcext:value-type="float">
            <text:p>67,0419333333</text:p>
          </table:table-cell>
          <table:table-cell office:value-type="float" office:value="0.582433333333" calcext:value-type="float">
            <text:p>0,582433333333</text:p>
          </table:table-cell>
          <table:table-cell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1.15181829621178" calcext:value-type="float">
            <text:p>1,15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3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5" office:value-type="float" office:value="187.483933333" calcext:value-type="float">
            <text:p>187,483933333</text:p>
          </table:table-cell>
          <table:table-cell office:value-type="float" office:value="0.210066666667" calcext:value-type="float">
            <text:p>0,210066666667</text:p>
          </table:table-cell>
          <table:table-cell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92833333333" calcext:value-type="float">
            <text:p>0,392833333333</text:p>
          </table:table-cell>
          <table:table-cell office:value-type="float" office:value="85.1577666667" calcext:value-type="float">
            <text:p>85,1577666667</text:p>
          </table:table-cell>
          <table:table-cell office:value-type="float" office:value="0.109733333333" calcext:value-type="float">
            <text:p>0,109733333333</text:p>
          </table:table-cell>
          <table:table-cell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1.21544966996597" calcext:value-type="float">
            <text:p>1,22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2.6508666667" calcext:value-type="float">
            <text:p>52,6508666667</text:p>
          </table:table-cell>
          <table:table-cell office:value-type="float" office:value="64.5888" calcext:value-type="float">
            <text:p>64,5888</text:p>
          </table:table-cell>
          <table:table-cell table:style-name="ce6" office:value-type="float" office:value="20.8651666667" calcext:value-type="float">
            <text:p>20,8651666667</text:p>
          </table:table-cell>
          <table:table-cell table:style-name="ce6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5.4334" calcext:value-type="float">
            <text:p>85,4334</text:p>
          </table:table-cell>
          <table:table-cell office:value-type="float" office:value="105.6681" calcext:value-type="float">
            <text:p>105,6681</text:p>
          </table:table-cell>
          <table:table-cell table:style-name="ce6" office:value-type="float" office:value="42.3546333333" calcext:value-type="float">
            <text:p>42,3546333333</text:p>
          </table:table-cell>
          <table:table-cell table:style-name="ce6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87.2332333333" calcext:value-type="float">
            <text:p>87,2332333333</text:p>
          </table:table-cell>
          <table:table-cell office:value-type="float" office:value="107.408133333" calcext:value-type="float">
            <text:p>107,408133333</text:p>
          </table:table-cell>
          <table:table-cell table:style-name="ce6" office:value-type="float" office:value="37.2431" calcext:value-type="float">
            <text:p>37,2431</text:p>
          </table:table-cell>
          <table:table-cell table:style-name="ce6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office:value-type="float" office:value="0.837633333333" calcext:value-type="float">
            <text:p>0,837633333333</text:p>
          </table:table-cell>
          <table:table-cell table:style-name="ce6" office:value-type="float" office:value="308.5696" calcext:value-type="float">
            <text:p>308,5696</text:p>
          </table:table-cell>
          <table:table-cell table:style-name="ce6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office:value-type="float" office:value="0.580933333333" calcext:value-type="float">
            <text:p>0,580933333333</text:p>
          </table:table-cell>
          <table:table-cell table:style-name="ce5" office:value-type="float" office:value="53.9786666667" calcext:value-type="float">
            <text:p>53,9786666667</text:p>
          </table:table-cell>
          <table:table-cell office:value-type="float" office:value="0.431466666667" calcext:value-type="float">
            <text:p>0,431466666667</text:p>
          </table:table-cell>
          <table:table-cell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1.09651440795206" calcext:value-type="float">
            <text:p>1,10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5" office:value-type="float" office:value="95.9172" calcext:value-type="float">
            <text:p>95,9172</text:p>
          </table:table-cell>
          <table:table-cell office:value-type="float" office:value="0.2679" calcext:value-type="float">
            <text:p>0,2679</text:p>
          </table:table-cell>
          <table:table-cell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47566666667" calcext:value-type="float">
            <text:p>0,347566666667</text:p>
          </table:table-cell>
          <table:table-cell office:value-type="float" office:value="85.4616666667" calcext:value-type="float">
            <text:p>85,4616666667</text:p>
          </table:table-cell>
          <table:table-cell office:value-type="float" office:value="0.112866666667" calcext:value-type="float">
            <text:p>0,112866666667</text:p>
          </table:table-cell>
          <table:table-cell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1.07539191419245" calcext:value-type="float">
            <text:p>1,08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</table:table-row>
        <table:table-row table:style-name="ro2">
          <table:table-cell office:value-type="string" calcext:value-type="string">
            <text:p>Crypt</text:p>
          </table:table-cell>
          <table:table-cell office:value-type="float" office:value="51.6017666667" calcext:value-type="float">
            <text:p>51,6017666667</text:p>
          </table:table-cell>
          <table:table-cell office:value-type="float" office:value="64.4756666667" calcext:value-type="float">
            <text:p>64,4756666667</text:p>
          </table:table-cell>
          <table:table-cell table:style-name="ce6" office:value-type="float" office:value="22.9918333333" calcext:value-type="float">
            <text:p>22,9918333333</text:p>
          </table:table-cell>
          <table:table-cell table:style-name="ce6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89.7089666667" calcext:value-type="float">
            <text:p>89,7089666667</text:p>
          </table:table-cell>
          <table:table-cell office:value-type="float" office:value="110.902033333" calcext:value-type="float">
            <text:p>110,902033333</text:p>
          </table:table-cell>
          <table:table-cell table:style-name="ce6" office:value-type="float" office:value="32.1123666667" calcext:value-type="float">
            <text:p>32,1123666667</text:p>
          </table:table-cell>
          <table:table-cell table:style-name="ce6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</table:table-row>
        <table:table-row table:style-name="ro3">
          <table:table-cell office:value-type="string" calcext:value-type="string">
            <text:p>cp</text:p>
          </table:table-cell>
          <table:table-cell office:value-type="float" office:value="83.7522" calcext:value-type="float">
            <text:p>83,7522</text:p>
          </table:table-cell>
          <table:table-cell office:value-type="float" office:value="103.722266667" calcext:value-type="float">
            <text:p>103,722266667</text:p>
          </table:table-cell>
          <table:table-cell table:style-name="ce6" office:value-type="float" office:value="45.2841333333" calcext:value-type="float">
            <text:p>45,2841333333</text:p>
          </table:table-cell>
          <table:table-cell table:style-name="ce6" office:value-type="float" office:value="67.8984666667" calcext:value-type="float">
            <text:p>67,8984666667</text:p>
          </table:table-cell>
          <table:table-cell table:style-name="ce17" office:value-type="string" calcext:value-type="string">
            <text:p>0,06</text:p>
            <text:p/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office:value-type="float" office:value="0.649233333333" calcext:value-type="float">
            <text:p>0,649233333333</text:p>
          </table:table-cell>
          <table:table-cell table:style-name="ce6" office:value-type="float" office:value="293.086033333" calcext:value-type="float">
            <text:p>293,086033333</text:p>
          </table:table-cell>
          <table:table-cell table:style-name="ce6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426" calcext:value-type="float">
            <text:p>0,7426</text:p>
          </table:table-cell>
          <table:table-cell table:style-name="ce9" office:value-type="float" office:value="53825" calcext:value-type="float">
            <text:p>53825</text:p>
          </table:table-cell>
          <table:table-cell office:value-type="float" office:value="0.8551" calcext:value-type="float">
            <text:p>0,8551</text:p>
          </table:table-cell>
          <table:table-cell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1.40166100415251" calcext:value-type="float">
            <text:p>1,40</text:p>
          </table:table-cell>
          <table:table-cell table:formula="of:=[.C48]/[.C8]" office:value-type="float" office:value="766.591198360792" calcext:value-type="float">
            <text:p>766,59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5" office:value-type="float" office:value="97.2023666667" calcext:value-type="float">
            <text:p>97,2023666667</text:p>
          </table:table-cell>
          <table:table-cell office:value-type="float" office:value="0.320066666667" calcext:value-type="float">
            <text:p>0,320066666667</text:p>
          </table:table-cell>
          <table:table-cell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409833333333" calcext:value-type="float">
            <text:p>0,409833333333</text:p>
          </table:table-cell>
          <table:table-cell office:value-type="float" office:value="48.5989666667" calcext:value-type="float">
            <text:p>48,5989666667</text:p>
          </table:table-cell>
          <table:table-cell office:value-type="float" office:value="1.28376666667" calcext:value-type="float">
            <text:p>1,28376666667</text:p>
          </table:table-cell>
          <table:table-cell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26804867986696" calcext:value-type="float">
            <text:p>1,27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29.7508" calcext:value-type="float">
            <text:p>29,7508</text:p>
          </table:table-cell>
          <table:table-cell office:value-type="float" office:value="37.2372333333" calcext:value-type="float">
            <text:p>37,2372333333</text:p>
          </table:table-cell>
          <table:table-cell table:style-name="ce6" office:value-type="float" office:value="108.651633333" calcext:value-type="float">
            <text:p>108,651633333</text:p>
          </table:table-cell>
          <table:table-cell table:style-name="ce6" office:value-type="string" calcext:value-type="string">
            <text:p>221,1152</text:p>
            <text:p/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54.8800666667" calcext:value-type="float">
            <text:p>54,8800666667</text:p>
          </table:table-cell>
          <table:table-cell office:value-type="float" office:value="68.2604666667" calcext:value-type="float">
            <text:p>68,2604666667</text:p>
          </table:table-cell>
          <table:table-cell table:style-name="ce6" office:value-type="float" office:value="145.8811" calcext:value-type="float">
            <text:p>145,8811</text:p>
          </table:table-cell>
          <table:table-cell table:style-name="ce6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47.2047666667" calcext:value-type="float">
            <text:p>47,2047666667</text:p>
          </table:table-cell>
          <table:table-cell office:value-type="float" office:value="57.9330333333" calcext:value-type="float">
            <text:p>57,9330333333</text:p>
          </table:table-cell>
          <table:table-cell table:style-name="ce6" office:value-type="float" office:value="139.990766667" calcext:value-type="float">
            <text:p>139,990766667</text:p>
          </table:table-cell>
          <table:table-cell table:style-name="ce6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office:value-type="float" office:value="1.74553333333" calcext:value-type="float">
            <text:p>1,74553333333</text:p>
          </table:table-cell>
          <table:table-cell table:style-name="ce6" office:value-type="float" office:value="534.525233333" calcext:value-type="float">
            <text:p>534,525233333</text:p>
          </table:table-cell>
          <table:table-cell table:style-name="ce6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98433333333" calcext:value-type="float">
            <text:p>0,598433333333</text:p>
          </table:table-cell>
          <table:table-cell table:style-name="ce9" office:value-type="float" office:value="38.1927" calcext:value-type="float">
            <text:p>38,1927</text:p>
          </table:table-cell>
          <table:table-cell office:value-type="float" office:value="3.80726666667" calcext:value-type="float">
            <text:p>3,80726666667</text:p>
          </table:table-cell>
          <table:table-cell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1.12954574053039" calcext:value-type="float">
            <text:p>1,13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5" office:value-type="float" office:value="44.9073333333" calcext:value-type="float">
            <text:p>44,9073333333</text:p>
          </table:table-cell>
          <table:table-cell office:value-type="float" office:value="3.87586666667" calcext:value-type="float">
            <text:p>3,87586666667</text:p>
          </table:table-cell>
          <table:table-cell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49833333333" calcext:value-type="float">
            <text:p>0,349833333333</text:p>
          </table:table-cell>
          <table:table-cell office:value-type="float" office:value="173.583833333" calcext:value-type="float">
            <text:p>173,583833333</text:p>
          </table:table-cell>
          <table:table-cell office:value-type="float" office:value="0.121933333333" calcext:value-type="float">
            <text:p>0,121933333333</text:p>
          </table:table-cell>
          <table:table-cell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1.08240511551052" calcext:value-type="float">
            <text:p>1,0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</table:table-row>
        <table:table-row table:style-name="ro3">
          <table:table-cell office:value-type="string" calcext:value-type="string">
            <text:p>Crypt</text:p>
          </table:table-cell>
          <table:table-cell office:value-type="float" office:value="76.0631666667" calcext:value-type="float">
            <text:p>76,0631666667</text:p>
          </table:table-cell>
          <table:table-cell table:style-name="ce10" office:value-type="float" office:value="94.668" calcext:value-type="float">
            <text:p>94,668</text:p>
          </table:table-cell>
          <table:table-cell table:style-name="ce6" office:value-type="float" office:value="15.1498" calcext:value-type="float">
            <text:p>15,1498</text:p>
          </table:table-cell>
          <table:table-cell table:style-name="ce12" office:value-type="string" calcext:value-type="string">
            <text:p/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52.8785" calcext:value-type="float">
            <text:p>152,8785</text:p>
          </table:table-cell>
          <table:table-cell office:value-type="float" office:value="188.231433333" calcext:value-type="float">
            <text:p>188,231433333</text:p>
          </table:table-cell>
          <table:table-cell table:style-name="ce6" office:value-type="float" office:value="20.7042666667" calcext:value-type="float">
            <text:p>20,7042666667</text:p>
          </table:table-cell>
          <table:table-cell table:style-name="ce6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53.558233333" calcext:value-type="float">
            <text:p>153,558233333</text:p>
          </table:table-cell>
          <table:table-cell office:value-type="float" office:value="189.8771" calcext:value-type="float">
            <text:p>189,8771</text:p>
          </table:table-cell>
          <table:table-cell table:style-name="ce6" office:value-type="float" office:value="21.4086333333" calcext:value-type="float">
            <text:p>21,4086333333</text:p>
          </table:table-cell>
          <table:table-cell table:style-name="ce6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office:value-type="float" office:value="0.778866666667" calcext:value-type="float">
            <text:p>0,778866666667</text:p>
          </table:table-cell>
          <table:table-cell table:style-name="ce6" office:value-type="float" office:value="255.178666667" calcext:value-type="float">
            <text:p>255,178666667</text:p>
          </table:table-cell>
          <table:table-cell table:style-name="ce6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82033333333" calcext:value-type="float">
            <text:p>0,682033333333</text:p>
          </table:table-cell>
          <table:table-cell table:style-name="ce9" office:value-type="float" office:value="69.3631333333" calcext:value-type="float">
            <text:p>69,3631333333</text:p>
          </table:table-cell>
          <table:table-cell office:value-type="float" office:value="3.42653333333" calcext:value-type="float">
            <text:p>3,42653333333</text:p>
          </table:table-cell>
          <table:table-cell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1.28734113501887" calcext:value-type="float">
            <text:p>1,29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5" office:value-type="float" office:value="232.528433333" calcext:value-type="float">
            <text:p>232,528433333</text:p>
          </table:table-cell>
          <table:table-cell office:value-type="float" office:value="0.212233333333" calcext:value-type="float">
            <text:p>0,212233333333</text:p>
          </table:table-cell>
          <table:table-cell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 table:style-name="Default"/>
        </table:table-row>
        <table:table-row table:style-name="ro2"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  <table:table-cell/>
          <table:table-cell table:style-name="ce2"/>
          <table:table-cell table:style-name="ce4" office:value-type="string" calcext:value-type="string">
            <text:p>write_issued</text:p>
          </table:table-cell>
          <table:table-cell table:style-name="ce4" office:value-type="string" calcext:value-type="string">
            <text:p>read_issued</text:p>
          </table:table-cell>
          <table:table-cell table:style-name="ce4" office:value-type="string" calcext:value-type="string">
            <text:p>write_time</text:p>
          </table:table-cell>
          <table:table-cell table:style-name="ce4" office:value-type="string" calcext:value-type="string">
            <text:p>read_time</text:p>
          </table:table-cell>
          <table:table-cell table:style-name="ce13" office:value-type="string" calcext:value-type="string">
            <text:p><text:s/>cputil</text:p>
          </table:table-cell>
        </table:table-row>
        <table:table-row table:style-name="ro2">
          <table:table-cell office:value-type="string" calcext:value-type="string">
            <text:p>Bzip2 </text:p>
          </table:table-cell>
          <table:table-cell table:style-name="ce6" office:value-type="float" office:value="0.3696" calcext:value-type="float">
            <text:p>0,3696</text:p>
          </table:table-cell>
          <table:table-cell office:value-type="float" office:value="149.0132" calcext:value-type="float">
            <text:p>149,0132</text:p>
          </table:table-cell>
          <table:table-cell office:value-type="float" office:value="0.1071" calcext:value-type="float">
            <text:p>0,1071</text:p>
          </table:table-cell>
          <table:table-cell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1.14356435643564" calcext:value-type="float">
            <text:p>1,14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office:value-type="float" office:value="73.2296666667" calcext:value-type="float">
            <text:p>73,2296666667</text:p>
          </table:table-cell>
          <table:table-cell table:style-name="ce11" office:value-type="float" office:value="90.981" calcext:value-type="float">
            <text:p>91</text:p>
          </table:table-cell>
          <table:table-cell table:style-name="ce6" office:value-type="float" office:value="15.2552" calcext:value-type="float">
            <text:p>15,2552</text:p>
          </table:table-cell>
          <table:table-cell table:style-name="ce6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129.93" calcext:value-type="float">
            <text:p>129,93</text:p>
          </table:table-cell>
          <table:table-cell office:value-type="float" office:value="161.112166667" calcext:value-type="float">
            <text:p>161,112166667</text:p>
          </table:table-cell>
          <table:table-cell table:style-name="ce6" office:value-type="float" office:value="25.0778666667" calcext:value-type="float">
            <text:p>25,0778666667</text:p>
          </table:table-cell>
          <table:table-cell table:style-name="ce6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 office:value-type="float" office:value="127.677466667" calcext:value-type="float">
            <text:p>127,677466667</text:p>
          </table:table-cell>
          <table:table-cell office:value-type="float" office:value="159.027166667" calcext:value-type="float">
            <text:p>159,027166667</text:p>
          </table:table-cell>
          <table:table-cell table:style-name="ce6" office:value-type="float" office:value="20.8548333333" calcext:value-type="float">
            <text:p>20,8548333333</text:p>
          </table:table-cell>
          <table:table-cell table:style-name="ce6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office:value-type="float" office:value="3.98826666667" calcext:value-type="float">
            <text:p>3,98826666667</text:p>
          </table:table-cell>
          <table:table-cell table:style-name="ce6" office:value-type="float" office:value="272.313133333" calcext:value-type="float">
            <text:p>272,313133333</text:p>
          </table:table-cell>
          <table:table-cell table:style-name="ce6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64133333333" calcext:value-type="float">
            <text:p>0,664133333333</text:p>
          </table:table-cell>
          <table:table-cell table:style-name="ce9" office:value-type="float" office:value="69.3215333333" calcext:value-type="float">
            <text:p>69,3215333333</text:p>
          </table:table-cell>
          <table:table-cell office:value-type="float" office:value="2.74763333333" calcext:value-type="float">
            <text:p>2,74763333333</text:p>
          </table:table-cell>
          <table:table-cell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1.25355480055304" calcext:value-type="float">
            <text:p>1,25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5" office:value-type="float" office:value="200.8945" calcext:value-type="float">
            <text:p>200,8945</text:p>
          </table:table-cell>
          <table:table-cell office:value-type="float" office:value="0.377666666667" calcext:value-type="float">
            <text:p>0,377666666667</text:p>
          </table:table-cell>
          <table:table-cell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9:06:59.991298514</meta:creation-date>
    <dc:date>2016-08-19T01:32:59.199997614</dc:date>
    <meta:editing-duration>PT1H44M34S</meta:editing-duration>
    <meta:editing-cycles>10</meta:editing-cycles>
    <meta:generator>LibreOffice/5.2.0.4$Linux_X86_64 LibreOffice_project/066b007f5ebcc236395c7d282ba488bca6720265</meta:generator>
    <meta:document-statistic meta:table-count="1" meta:cell-count="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491cm" xlink:href=".." xlink:type="simple" chart:class="chart:bar" chart:style-name="ch1">
        <chart:title svg:x="6.999cm" svg:y="0.325cm" chart:style-name="ch2">
          <text:p>F @ Bzip</text:p>
        </chart:title>
        <chart:legend chart:legend-position="end" svg:x="13.357cm" svg:y="3.45cm" style:legend-expansion="high" chart:style-name="ch3"/>
        <chart:plot-area chart:style-name="ch4" table:cell-range-address="Sheet1.H12:Sheet1.M19" chart:data-source-has-labels="both" svg:x="1.701cm" svg:y="1.319cm" svg:width="11.336cm" svg:height="7.983cm">
          <chartooo:coordinate-region svg:x="2.613cm" svg:y="1.518cm" svg:width="10.424cm" svg:height="7.137cm"/>
          <chart:axis chart:dimension="x" chart:name="primary-x" chart:style-name="ch5" chartooo:axis-type="auto">
            <chartooo:date-scale/>
            <chart:categories table:cell-range-address="Sheet1.H13:Sheet1.H19"/>
          </chart:axis>
          <chart:axis chart:dimension="y" chart:name="primary-y" chart:style-name="ch6">
            <chart:title svg:x="0.451cm" svg:y="7.114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10" chart:values-cell-range-address="Sheet1.J13:Sheet1.J19" chart:label-cell-address="Sheet1.J12:Sheet1.J12" chart:class="chart:bar">
            <chart:data-point chart:repeated="7"/>
          </chart:series>
          <chart:series chart:style-name="ch11" chart:values-cell-range-address="Sheet1.K13:Sheet1.K19" chart:label-cell-address="Sheet1.K12:Sheet1.K12" chart:class="chart:bar">
            <chart:data-point chart:repeated="7"/>
          </chart:series>
          <chart:series chart:style-name="ch12" chart:values-cell-range-address="Sheet1.L13:Sheet1.L19" chart:label-cell-address="Sheet1.L12:Sheet1.L12" chart:class="chart:bar">
            <chart:data-point chart:repeated="7"/>
          </chart:series>
          <chart:series chart:style-name="ch13" chart:values-cell-range-address="Sheet1.M13:Sheet1.M19" chart:label-cell-address="Sheet1.M12:Sheet1.M1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3228135313521">
                <text:p>1.3228135313521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4">
                <text:p>0.84254179539734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3394362652567">
                <text:p>1.3394362652567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